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5.498cm" fo:min-width="6.104cm"/>
    </style:style>
    <style:style style:name="gr2" style:family="graphic" style:parent-style-name="standard">
      <style:graphic-properties draw:textarea-horizontal-align="justify" draw:textarea-vertical-align="middle" draw:auto-grow-height="false" fo:min-height="15.498cm" fo:min-width="11.692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3.56cm" fo:min-width="2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546cm" fo:min-width="1.836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1.368cm" fo:min-width="2.016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1.368cm" fo:min-width="2.194cm"/>
    </style:style>
    <style:style style:name="gr10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3333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04cm" svg:height="15.748cm" svg:x="0.762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92cm" svg:height="15.748cm" svg:x="15.24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3.81cm" svg:x="16.002cm" svg:y="6.604cm">
          <text:p text:style-name="P1">注册API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66cm" svg:y1="7.366cm" svg:x2="16.002cm" svg:y2="7.366cm">
          <text:p/>
        </draw:line>
        <draw:frame draw:style-name="gr5" draw:text-style-name="P4" draw:layer="layout" svg:width="4.906cm" svg:height="1.191cm" svg:x="9.398cm" svg:y="6.937cm">
          <draw:text-box>
            <text:p>用户名/密码...</text:p>
          </draw:text-box>
        </draw:frame>
        <draw:line draw:style-name="gr4" draw:text-style-name="P3" draw:layer="layout" svg:x1="16.002cm" svg:y1="9.652cm" svg:x2="7.366cm" svg:y2="9.652cm">
          <text:p/>
        </draw:line>
        <draw:frame draw:style-name="gr5" draw:text-style-name="P4" draw:layer="layout" svg:width="3.042cm" svg:height="1.191cm" svg:x="9.906cm" svg:y="9.144cm">
          <draw:text-box>
            <text:p>注册成功</text:p>
          </draw:text-box>
        </draw:frame>
        <draw:custom-shape draw:style-name="gr6" draw:text-style-name="P2" draw:layer="layout" svg:width="3.302cm" svg:height="2.54cm" svg:x="23.376cm" svg:y="7.62cm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8.542cm" svg:y1="8.636cm" svg:x2="23.622cm" svg:y2="8.89cm">
          <text:p/>
        </draw:line>
        <draw:custom-shape draw:style-name="gr6" draw:text-style-name="P2" draw:layer="layout" svg:width="3.302cm" svg:height="2.54cm" svg:x="16.256cm" svg:y="2.54cm">
          <text:p text:style-name="P1">发邮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302cm" svg:height="1.016cm" svg:x="8.89cm" svg:y="0.50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764cm" svg:y1="3.048cm" svg:x2="12.192cm" svg:y2="1.524cm">
          <text:p/>
        </draw:line>
        <draw:line draw:style-name="gr4" draw:text-style-name="P3" draw:layer="layout" svg:x1="8.89cm" svg:y1="1.27cm" svg:x2="6.35cm" svg:y2="3.81cm">
          <text:p/>
        </draw:line>
        <draw:line draw:style-name="gr4" draw:text-style-name="P3" draw:layer="layout" svg:x1="17.272cm" svg:y1="6.604cm" svg:x2="18.034cm" svg:y2="5.08cm">
          <text:p/>
        </draw:line>
        <draw:custom-shape draw:style-name="gr8" draw:text-style-name="P2" draw:layer="layout" svg:width="3.556cm" svg:height="2.286cm" svg:x="22.052cm" svg:y="14.478cm">
          <text:p text:style-name="P1">激活接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096cm" svg:y1="16.002cm" svg:x2="22.098cm" svg:y2="15.748cm">
          <text:p/>
        </draw:line>
        <draw:frame draw:style-name="gr5" draw:text-style-name="P4" draw:layer="layout" svg:width="2.051cm" svg:height="0.962cm" svg:x="11.938cm" svg:y="15.24cm">
          <draw:text-box>
            <text:p>token</text:p>
          </draw:text-box>
        </draw:frame>
        <draw:custom-shape draw:style-name="gr9" draw:text-style-name="P2" draw:layer="layout" svg:width="3.81cm" svg:height="2.286cm" svg:x="16.764cm" svg:y="12.192cm">
          <text:p text:style-name="P1">re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526cm" svg:y1="10.414cm" svg:x2="18.542cm" svg:y2="12.192cm">
          <text:p/>
        </draw:line>
        <draw:frame draw:style-name="gr5" draw:text-style-name="P4" draw:layer="layout" svg:width="4.126cm" svg:height="0.962cm" svg:x="16.245cm" svg:y="10.747cm">
          <draw:text-box>
            <text:p>uoken:userid</text:p>
          </draw:text-box>
        </draw:frame>
        <draw:line draw:style-name="gr10" draw:text-style-name="P5" draw:layer="layout" svg:x1="22.606cm" svg:y1="14.732cm" svg:x2="19.812cm" svg:y2="14.224cm">
          <text:p/>
        </draw:line>
        <draw:line draw:style-name="gr10" draw:text-style-name="P5" draw:layer="layout" svg:x1="20.574cm" svg:y1="13.462cm" svg:x2="23.368cm" svg:y2="14.224cm">
          <text:p/>
        </draw:line>
        <draw:frame draw:style-name="gr5" draw:text-style-name="P4" draw:layer="layout" svg:width="2.225cm" svg:height="0.962cm" svg:x="21.59cm" svg:y="13.462cm">
          <draw:text-box>
            <text:p>userid</text:p>
          </draw:text-box>
        </draw:frame>
        <draw:line draw:style-name="gr10" draw:text-style-name="P5" draw:layer="layout" svg:x1="25.146cm" svg:y1="14.732cm" svg:x2="25.146cm" svg:y2="10.16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5:09:11.870577880</meta:creation-date>
    <dc:date>2018-08-08T17:30:24.949340903</dc:date>
    <meta:editing-duration>PT2H52S</meta:editing-duration>
    <meta:editing-cycles>1</meta:editing-cycles>
    <meta:document-statistic meta:object-count="47"/>
    <meta:generator>LibreOffice/5.1.6.2$Linux_X86_64 LibreOffice_project/10m0$Build-2</meta:generator>
  </office:meta>
</office:document-meta>
</file>